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4"/>
          <table:covered-table-cell table:style-name="ce5"/>
          <table:covered-table-cell table:number-columns-repeated="3"/>
          <table:covered-table-cell table:style-name="ce5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table:style-name="ce5" office:value-type="float" office:value="1.62541" calcext:value-type="float">
            <text:p>1.62541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21:39:41.82305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28T13:37:52.531851318</dc:date>
    <meta:editing-duration>P34DT19H34M45S</meta:editing-duration>
    <meta:editing-cycles>398</meta:editing-cycles>
    <meta:generator>LibreOffice/6.4.7.2$Linux_X86_64 LibreOffice_project/40$Build-2</meta:generator>
    <meta:document-statistic meta:table-count="1" meta:cell-count="1114" meta:object-count="0"/>
  </office:meta>
</office:document-meta>
</file>